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art clock</text:p>
          </table:table-cell>
          <table:table-cell office:value-type="float" office:value="3000000">
            <text:p>3000000</text:p>
          </table:table-cell>
          <table:table-cell/>
        </table:table-row>
        <table:table-row table:style-name="ro2">
          <table:table-cell office:value-type="string">
            <text:p>baud</text:p>
          </table:table-cell>
          <table:table-cell office:value-type="float" office:value="19200">
            <text:p>19200</text:p>
          </table:table-cell>
          <table:table-cell/>
        </table:table-row>
        <table:table-row table:style-name="ro2">
          <table:table-cell office:value-type="string">
            <text:p>divider</text:p>
          </table:table-cell>
          <table:table-cell table:formula="of:=INT([.B1]/(16*[.B2]))"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temp</text:p>
          </table:table-cell>
          <table:table-cell table:formula="of:=INT(8*MOD([.B1]; (16*[.B2]))/[.B2])" office:value-type="float" office:value="98">
            <text:p>98</text:p>
          </table:table-cell>
          <table:table-cell/>
        </table:table-row>
        <table:table-row table:style-name="ro2">
          <table:table-cell office:value-type="string">
            <text:p>fraction</text:p>
          </table:table-cell>
          <table:table-cell table:formula="of:=INT([.B4]/2)" office:value-type="float" office:value="49">
            <text:p>49</text:p>
          </table:table-cell>
          <table:table-cell office:value-type="string">
            <text:p>Add 1 if b4 is od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31/12/2014</text:date>, <text:time>14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almsley</meta:initial-creator>
    <meta:creation-date>2014-12-31T14:00:36</meta:creation-date>
    <dc:date>2014-12-31T14:27:10</dc:date>
    <dc:creator>Tony Walmsley</dc:creator>
    <meta:editing-duration>PT11M15S</meta:editing-duration>
    <meta:editing-cycles>1</meta:editing-cycles>
    <meta:document-statistic meta:table-count="3" meta:cell-count="11" meta:object-count="0"/>
    <meta:generator>OpenOffice/4.0.1$Unix OpenOffice.org_project/401m5$Build-9714</meta:generator>
  </office:meta>
</office:document-meta>
</file>